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007de2" officeooo:paragraph-rsid="00007de2"/>
    </style:style>
    <style:style style:name="P2" style:family="paragraph" style:parent-style-name="Standard">
      <style:text-properties officeooo:rsid="00023832" officeooo:paragraph-rsid="00023832"/>
    </style:style>
    <style:style style:name="P3" style:family="paragraph" style:parent-style-name="Standard">
      <style:text-properties officeooo:rsid="0002fa81" officeooo:paragraph-rsid="0002fa81"/>
    </style:style>
    <style:style style:name="P4" style:family="paragraph" style:parent-style-name="Standard">
      <style:text-properties officeooo:rsid="00007de2" officeooo:paragraph-rsid="00007d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terar CRM para Órgão</text:p>
      <text:p text:style-name="P1">De médico para profissional</text:p>
      <text:p text:style-name="P1"/>
      <text:p text:style-name="P1">Criar cadastro de Órgãos ( Conselho )</text:p>
      <text:p text:style-name="P1"/>
      <text:p text:style-name="P1">Agenda</text:p>
      <text:p text:style-name="P1">Duração da consulta e dias de atendimento</text:p>
      <text:p text:style-name="P1">Datas de exceção</text:p>
      <text:p text:style-name="P1"/>
      <text:p text:style-name="P2">Valor no formulário Procedimentos médicos não está aparecendo o valor na listagem</text:p>
      <text:p text:style-name="P2"/>
      <text:p text:style-name="P3">HOMOLOGADO</text:p>
      <text:p text:style-name="P3">=============</text:p>
      <text:p text:style-name="P3">TEF</text:p>
      <text:p text:style-name="P3">ECF – EMISSOR DE CUPON FISCAL ( IMPRESSORA )</text:p>
      <text:p text:style-name="P3">NOTA FISCAL ELETRÔNICA</text:p>
      <text:p text:style-name="P3">NOTA FISCAL ELETRÔNICA CONSUMID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3T09:48:23.997048684</meta:creation-date>
    <dc:date>2015-07-03T14:51:31.680390209</dc:date>
    <meta:editing-duration>PT4H26M51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1" meta:paragraph-count="13" meta:word-count="56" meta:character-count="355" meta:non-whitespace-character-count="311"/>
  </office:meta>
</office:document-meta>
</file>